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0"/>
    <style:style style:name="ce4" style:family="table-cell" style:parent-style-name="Default" style:data-style-name="N12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08.8mm" svg:y="8.71mm">
            <loext:p draw:notify-on-update-of-ranges="Sheet1.C4:Sheet1.C4 Sheet1.C5:Sheet1.C14 Sheet1.D4:Sheet1.D4 Sheet1.D5:Sheet1.D14 Sheet1.E4:Sheet1.E4 Sheet1.E5:Sheet1.E14 Sheet1.F4:Sheet1.F4 Sheet1.F5:Sheet1.F14 Sheet1.G4:Sheet1.G4 Sheet1.G5:Sheet1.G14 Sheet1.H4:Sheet1.H4 Sheet1.H5:Sheet1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7.81mm" svg:y="103.78mm">
            <loext:p draw:notify-on-update-of-ranges="Sheet1.C17:Sheet1.C17 Sheet1.C18:Sheet1.C27 Sheet1.D17:Sheet1.D17 Sheet1.D18:Sheet1.D27 Sheet1.E17:Sheet1.E17 Sheet1.E18:Sheet1.E27 Sheet1.F17:Sheet1.F17 Sheet1.F18:Sheet1.F27 Sheet1.G17:Sheet1.G17 Sheet1.G18:Sheet1.G27 Sheet1.H17:Sheet1.H17 Sheet1.H18:Sheet1.H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06.71mm" svg:y="199.68mm">
            <loext:p draw:notify-on-update-of-ranges="Sheet1.C30:Sheet1.C30 Sheet1.C31:Sheet1.C40 Sheet1.D30:Sheet1.D30 Sheet1.D31:Sheet1.D40 Sheet1.E30:Sheet1.E30 Sheet1.E31:Sheet1.E40 Sheet1.F30:Sheet1.F30 Sheet1.F31:Sheet1.F40 Sheet1.G30:Sheet1.G30 Sheet1.G31:Sheet1.G40 Sheet1.H30:Sheet1.H30 Sheet1.H31:Sheet1.H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5" table:default-cell-style-name="ce3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1 vs. All</text:p>
          </table:table-cell>
          <table:covered-table-cell table:number-columns-repeated="5"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Polynomial</text:p>
          </table:table-cell>
          <table:table-cell table:style-name="ce2" office:value-type="string" calcext:value-type="string">
            <text:p>Logis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ct Accuracy</text:p>
          </table:table-cell>
          <table:table-cell office:value-type="float" office:value="0.14087861979787" calcext:value-type="float">
            <text:p>0.141</text:p>
          </table:table-cell>
          <table:table-cell office:value-type="float" office:value="0.178820566917344" calcext:value-type="float">
            <text:p>0.179</text:p>
          </table:table-cell>
          <table:table-cell office:value-type="float" office:value="0.0828257392724674" calcext:value-type="float">
            <text:p>0.083</text:p>
          </table:table-cell>
          <table:table-cell office:value-type="float" office:value="0.0641099806036683" calcext:value-type="float">
            <text:p>0.064</text:p>
          </table:table-cell>
          <table:table-cell office:value-type="float" office:value="0.114914758226427" calcext:value-type="float">
            <text:p>0.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Accuracy</text:p>
          </table:table-cell>
          <table:table-cell office:value-type="float" office:value="0.909182305630027" calcext:value-type="float">
            <text:p>0.909</text:p>
          </table:table-cell>
          <table:table-cell office:value-type="float" office:value="0.893903671269788" calcext:value-type="float">
            <text:p>0.894</text:p>
          </table:table-cell>
          <table:table-cell office:value-type="float" office:value="0.806924101198402" calcext:value-type="float">
            <text:p>0.807</text:p>
          </table:table-cell>
          <table:table-cell office:value-type="float" office:value="0.602068045363576" calcext:value-type="float">
            <text:p>0.602</text:p>
          </table:table-cell>
          <table:table-cell office:value-type="float" office:value="0.738586405140345" calcext:value-type="float">
            <text:p>0.7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ct Native Sensitivity</text:p>
          </table:table-cell>
          <table:table-cell office:value-type="float" office:value="0.903129161118509" calcext:value-type="float">
            <text:p>0.903</text:p>
          </table:table-cell>
          <table:table-cell office:value-type="float" office:value="0.883488681757656" calcext:value-type="float">
            <text:p>0.883</text:p>
          </table:table-cell>
          <table:table-cell office:value-type="float" office:value="0.806924101198402" calcext:value-type="float">
            <text:p>0.807</text:p>
          </table:table-cell>
          <table:table-cell office:value-type="float" office:value="0.6008655126498" calcext:value-type="float">
            <text:p>0.601</text:p>
          </table:table-cell>
          <table:table-cell office:value-type="float" office:value="0.727030625832224" calcext:value-type="float">
            <text:p>0.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150100384523769" calcext:value-type="float">
            <text:p>0.150</text:p>
          </table:table-cell>
          <table:table-cell office:value-type="float" office:value="0.189539592336748" calcext:value-type="float">
            <text:p>0.190</text:p>
          </table:table-cell>
          <table:table-cell office:value-type="float" office:value="0.102562357505019" calcext:value-type="float">
            <text:p>0.103</text:p>
          </table:table-cell>
          <table:table-cell office:value-type="float" office:value="0.1047061625889" calcext:value-type="float">
            <text:p>0.105</text:p>
          </table:table-cell>
          <table:table-cell office:value-type="float" office:value="0.141218906319121" calcext:value-type="float">
            <text:p>0.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Precision</text:p>
          </table:table-cell>
          <table:table-cell office:value-type="float" office:value="0.106800286327845" calcext:value-type="float">
            <text:p>0.107</text:p>
          </table:table-cell>
          <table:table-cell office:value-type="float" office:value="0.110986505177377" calcext:value-type="float">
            <text:p>0.111</text:p>
          </table:table-cell>
          <table:table-cell office:value-type="float" office:value="0.102256867617524" calcext:value-type="float">
            <text:p>0.102</text:p>
          </table:table-cell>
          <table:table-cell office:value-type="float" office:value="0.10231383523309" calcext:value-type="float">
            <text:p>0.102</text:p>
          </table:table-cell>
          <table:table-cell office:value-type="float" office:value="0.105055600952144" calcext:value-type="float">
            <text:p>0.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Sensitivity</text:p>
          </table:table-cell>
          <table:table-cell office:value-type="float" office:value="0.993342210386152" calcext:value-type="float">
            <text:p>0.993</text:p>
          </table:table-cell>
          <table:table-cell office:value-type="float" office:value="0.988348868175766" calcext:value-type="float">
            <text:p>0.988</text:p>
          </table:table-cell>
          <table:table-cell office:value-type="float" office:value="1" calcext:value-type="float">
            <text:p>1.000</text:p>
          </table:table-cell>
          <table:table-cell office:value-type="float" office:value="0.998002663115845" calcext:value-type="float">
            <text:p>0.998</text:p>
          </table:table-cell>
          <table:table-cell office:value-type="float" office:value="0.984354194407457" calcext:value-type="float">
            <text:p>0.9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F-measure</text:p>
          </table:table-cell>
          <table:table-cell office:value-type="float" office:value="0.192864529472596" calcext:value-type="float">
            <text:p>0.193</text:p>
          </table:table-cell>
          <table:table-cell office:value-type="float" office:value="0.199563098638884" calcext:value-type="float">
            <text:p>0.200</text:p>
          </table:table-cell>
          <table:table-cell office:value-type="float" office:value="0.185540903616318" calcext:value-type="float">
            <text:p>0.186</text:p>
          </table:table-cell>
          <table:table-cell office:value-type="float" office:value="0.185600198105615" calcext:value-type="float">
            <text:p>0.186</text:p>
          </table:table-cell>
          <table:table-cell office:value-type="float" office:value="0.189849443035537" calcext:value-type="float">
            <text:p>0.1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Precision</text:p>
          </table:table-cell>
          <table:table-cell office:value-type="float" office:value="0.986178299930891" calcext:value-type="float">
            <text:p>0.986</text:p>
          </table:table-cell>
          <table:table-cell office:value-type="float" office:value="0.986722306525038" calcext:value-type="float">
            <text:p>0.987</text:p>
          </table:table-cell>
          <table:table-cell office:value-type="float" office:value="1" calcext:value-type="float">
            <text:p>1.000</text:p>
          </table:table-cell>
          <table:table-cell office:value-type="float" office:value="0.929411764705882" calcext:value-type="float">
            <text:p>0.929</text:p>
          </table:table-cell>
          <table:table-cell office:value-type="float" office:value="0.962096774193548" calcext:value-type="float">
            <text:p>0.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Sensitivity</text:p>
          </table:table-cell>
          <table:table-cell office:value-type="float" office:value="0.0540878596065648" calcext:value-type="float">
            <text:p>0.054</text:p>
          </table:table-cell>
          <table:table-cell office:value-type="float" office:value="0.0985862108175719" calcext:value-type="float">
            <text:p>0.099</text:p>
          </table:table-cell>
          <table:table-cell office:value-type="float" office:value="0.000379031952393587" calcext:value-type="float">
            <text:p>0.000</text:p>
          </table:table-cell>
          <table:table-cell office:value-type="float" office:value="0.00299435242390934" calcext:value-type="float">
            <text:p>0.003</text:p>
          </table:table-cell>
          <table:table-cell office:value-type="float" office:value="0.0452185119205549" calcext:value-type="float">
            <text:p>0.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F-measure</text:p>
          </table:table-cell>
          <table:table-cell office:value-type="float" office:value="0.102551203736974" calcext:value-type="float">
            <text:p>0.103</text:p>
          </table:table-cell>
          <table:table-cell office:value-type="float" office:value="0.179261862917399" calcext:value-type="float">
            <text:p>0.179</text:p>
          </table:table-cell>
          <table:table-cell office:value-type="float" office:value="0.000757776683211458" calcext:value-type="float">
            <text:p>0.001</text:p>
          </table:table-cell>
          <table:table-cell office:value-type="float" office:value="0.00596947257065135" calcext:value-type="float">
            <text:p>0.006</text:p>
          </table:table-cell>
          <table:table-cell office:value-type="float" office:value="0.0863772942837491" calcext:value-type="float">
            <text:p>0.08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1 vs. 1</text:p>
          </table:table-cell>
          <table:covered-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Polynomial</text:p>
          </table:table-cell>
          <table:table-cell table:style-name="ce4" office:value-type="string" calcext:value-type="string">
            <text:p>Logis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ct Accuracy</text:p>
          </table:table-cell>
          <table:table-cell office:value-type="float" office:value="0.73716269098581" calcext:value-type="float">
            <text:p>0.737</text:p>
          </table:table-cell>
          <table:table-cell office:value-type="float" office:value="0.781059652227175" calcext:value-type="float">
            <text:p>0.781</text:p>
          </table:table-cell>
          <table:table-cell office:value-type="float" office:value="0.897777929016232" calcext:value-type="float">
            <text:p>0.898</text:p>
          </table:table-cell>
          <table:table-cell office:value-type="float" office:value="0.718617075577636" calcext:value-type="float">
            <text:p>0.719</text:p>
          </table:table-cell>
          <table:table-cell office:value-type="float" office:value="0.820532888692279" calcext:value-type="float">
            <text:p>0.8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Accuracy</text:p>
          </table:table-cell>
          <table:table-cell office:value-type="float" office:value="0.970198675496689" calcext:value-type="float">
            <text:p>0.970</text:p>
          </table:table-cell>
          <table:table-cell office:value-type="float" office:value="0.963934426229508" calcext:value-type="float">
            <text:p>0.964</text:p>
          </table:table-cell>
          <table:table-cell office:value-type="string" calcext:value-type="string">
            <text:p>#DIV/0!</text:p>
          </table:table-cell>
          <table:table-cell office:value-type="float" office:value="0.969934640522876" calcext:value-type="float">
            <text:p>0.970</text:p>
          </table:table-cell>
          <table:table-cell office:value-type="float" office:value="0.882352941176471" calcext:value-type="float">
            <text:p>0.8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ct Native Sensitivity</text:p>
          </table:table-cell>
          <table:table-cell office:value-type="float" office:value="0.0975366178428762" calcext:value-type="float">
            <text:p>0.098</text:p>
          </table:table-cell>
          <table:table-cell office:value-type="float" office:value="0.0978695073235686" calcext:value-type="float">
            <text:p>0.098</text:p>
          </table:table-cell>
          <table:table-cell office:value-type="float" office:value="0" calcext:value-type="float">
            <text:p>0.000</text:p>
          </table:table-cell>
          <table:table-cell office:value-type="float" office:value="0.494007989347537" calcext:value-type="float">
            <text:p>0.494</text:p>
          </table:table-cell>
          <table:table-cell office:value-type="float" office:value="0.0299600532623169" calcext:value-type="float">
            <text:p>0.0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737468948854936" calcext:value-type="float">
            <text:p>0.737</text:p>
          </table:table-cell>
          <table:table-cell office:value-type="float" office:value="0.781433967400551" calcext:value-type="float">
            <text:p>0.781</text:p>
          </table:table-cell>
          <table:table-cell office:value-type="float" office:value="0.897777929016232" calcext:value-type="float">
            <text:p>0.898</text:p>
          </table:table-cell>
          <table:table-cell office:value-type="float" office:value="0.72018239357539" calcext:value-type="float">
            <text:p>0.720</text:p>
          </table:table-cell>
          <table:table-cell office:value-type="float" office:value="0.82094123251778" calcext:value-type="float">
            <text:p>0.8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Precision</text:p>
          </table:table-cell>
          <table:table-cell office:value-type="float" office:value="0.0568203198494826" calcext:value-type="float">
            <text:p>0.057</text:p>
          </table:table-cell>
          <table:table-cell office:value-type="float" office:value="0.0757011665425664" calcext:value-type="float">
            <text:p>0.076</text:p>
          </table:table-cell>
          <table:table-cell office:value-type="string" calcext:value-type="string">
            <text:p>#DIV/0!</text:p>
          </table:table-cell>
          <table:table-cell office:value-type="float" office:value="0.184804928131417" calcext:value-type="float">
            <text:p>0.185</text:p>
          </table:table-cell>
          <table:table-cell office:value-type="float" office:value="0.041429731925264" calcext:value-type="float">
            <text:p>0.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Sensitivity</text:p>
          </table:table-cell>
          <table:table-cell office:value-type="float" office:value="0.100532623169108" calcext:value-type="float">
            <text:p>0.101</text:p>
          </table:table-cell>
          <table:table-cell office:value-type="float" office:value="0.101531291611185" calcext:value-type="float">
            <text:p>0.102</text:p>
          </table:table-cell>
          <table:table-cell office:value-type="float" office:value="0" calcext:value-type="float">
            <text:p>0.000</text:p>
          </table:table-cell>
          <table:table-cell office:value-type="float" office:value="0.509320905459387" calcext:value-type="float">
            <text:p>0.509</text:p>
          </table:table-cell>
          <table:table-cell office:value-type="float" office:value="0.0339547270306258" calcext:value-type="float">
            <text:p>0.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F-measure</text:p>
          </table:table-cell>
          <table:table-cell office:value-type="float" office:value="0.0726048803942782" calcext:value-type="float">
            <text:p>0.073</text:p>
          </table:table-cell>
          <table:table-cell office:value-type="float" office:value="0.086733968434523" calcext:value-type="float">
            <text:p>0.087</text:p>
          </table:table-cell>
          <table:table-cell office:value-type="string" calcext:value-type="string">
            <text:p>#DIV/0!</text:p>
          </table:table-cell>
          <table:table-cell office:value-type="float" office:value="0.271204466897102" calcext:value-type="float">
            <text:p>0.271</text:p>
          </table:table-cell>
          <table:table-cell office:value-type="float" office:value="0.0373216245883644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Precision</text:p>
          </table:table-cell>
          <table:table-cell office:value-type="float" office:value="0.887753406447325" calcext:value-type="float">
            <text:p>0.888</text:p>
          </table:table-cell>
          <table:table-cell office:value-type="float" office:value="0.893564161211452" calcext:value-type="float">
            <text:p>0.894</text:p>
          </table:table-cell>
          <table:table-cell office:value-type="float" office:value="0.897777929016232" calcext:value-type="float">
            <text:p>0.898</text:p>
          </table:table-cell>
          <table:table-cell office:value-type="float" office:value="0.93016865643358" calcext:value-type="float">
            <text:p>0.930</text:p>
          </table:table-cell>
          <table:table-cell office:value-type="float" office:value="0.8922191272052" calcext:value-type="float">
            <text:p>0.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Sensitivity</text:p>
          </table:table-cell>
          <table:table-cell office:value-type="float" office:value="0.809991282265095" calcext:value-type="float">
            <text:p>0.810</text:p>
          </table:table-cell>
          <table:table-cell office:value-type="float" office:value="0.858848500928628" calcext:value-type="float">
            <text:p>0.859</text:p>
          </table:table-cell>
          <table:table-cell office:value-type="float" office:value="1" calcext:value-type="float">
            <text:p>1.000</text:p>
          </table:table-cell>
          <table:table-cell office:value-type="float" office:value="0.744191335329568" calcext:value-type="float">
            <text:p>0.744</text:p>
          </table:table-cell>
          <table:table-cell office:value-type="float" office:value="0.910548459235113" calcext:value-type="float">
            <text:p>0.9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F-measure</text:p>
          </table:table-cell>
          <table:table-cell office:value-type="float" office:value="0.847091467644436" calcext:value-type="float">
            <text:p>0.847</text:p>
          </table:table-cell>
          <table:table-cell office:value-type="float" office:value="0.87586246883516" calcext:value-type="float">
            <text:p>0.876</text:p>
          </table:table-cell>
          <table:table-cell office:value-type="float" office:value="0.946135915366685" calcext:value-type="float">
            <text:p>0.946</text:p>
          </table:table-cell>
          <table:table-cell office:value-type="float" office:value="0.826851403423807" calcext:value-type="float">
            <text:p>0.827</text:p>
          </table:table-cell>
          <table:table-cell office:value-type="float" office:value="0.901290613041195" calcext:value-type="float">
            <text:p>0.901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1 vs. 1 version 2</text:p>
          </table:table-cell>
          <table:covered-table-cell table:number-columns-repeated="5"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Polynomial</text:p>
          </table:table-cell>
          <table:table-cell table:style-name="ce2" office:value-type="string" calcext:value-type="string">
            <text:p>Logis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ct Accuracy</text:p>
          </table:table-cell>
          <table:table-cell office:value-type="float" office:value="0.259298329193181" calcext:value-type="float">
            <text:p>0.259</text:p>
          </table:table-cell>
          <table:table-cell office:value-type="float" office:value="0.233981012012114" calcext:value-type="float">
            <text:p>0.234</text:p>
          </table:table-cell>
          <table:table-cell office:value-type="float" office:value="0.0947017388641236" calcext:value-type="float">
            <text:p>0.095</text:p>
          </table:table-cell>
          <table:table-cell office:value-type="float" office:value="0.853574709905741" calcext:value-type="float">
            <text:p>0.854</text:p>
          </table:table-cell>
          <table:table-cell office:value-type="float" office:value="0.143124510838126" calcext:value-type="float">
            <text:p>0.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Accuracy</text:p>
          </table:table-cell>
          <table:table-cell office:value-type="float" office:value="0.969220475075276" calcext:value-type="float">
            <text:p>0.969</text:p>
          </table:table-cell>
          <table:table-cell office:value-type="float" office:value="0.955138935386676" calcext:value-type="float">
            <text:p>0.955</text:p>
          </table:table-cell>
          <table:table-cell office:value-type="float" office:value="0.926431424766977" calcext:value-type="float">
            <text:p>0.926</text:p>
          </table:table-cell>
          <table:table-cell office:value-type="float" office:value="0.959071231798504" calcext:value-type="float">
            <text:p>0.959</text:p>
          </table:table-cell>
          <table:table-cell office:value-type="float" office:value="0.925083612040134" calcext:value-type="float">
            <text:p>0.9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ct Native Sensitivity</text:p>
          </table:table-cell>
          <table:table-cell office:value-type="float" office:value="0.964380825565912" calcext:value-type="float">
            <text:p>0.964</text:p>
          </table:table-cell>
          <table:table-cell office:value-type="float" office:value="0.949733688415446" calcext:value-type="float">
            <text:p>0.950</text:p>
          </table:table-cell>
          <table:table-cell office:value-type="float" office:value="0.926431424766977" calcext:value-type="float">
            <text:p>0.926</text:p>
          </table:table-cell>
          <table:table-cell office:value-type="float" office:value="0.811251664447403" calcext:value-type="float">
            <text:p>0.811</text:p>
          </table:table-cell>
          <table:table-cell office:value-type="float" office:value="0.920772303595206" calcext:value-type="float">
            <text:p>0.9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262428965188689" calcext:value-type="float">
            <text:p>0.262</text:p>
          </table:table-cell>
          <table:table-cell office:value-type="float" office:value="0.238540851396876" calcext:value-type="float">
            <text:p>0.239</text:p>
          </table:table-cell>
          <table:table-cell office:value-type="float" office:value="0.102222070983768" calcext:value-type="float">
            <text:p>0.102</text:p>
          </table:table-cell>
          <table:table-cell office:value-type="float" office:value="0.85711368972675" calcext:value-type="float">
            <text:p>0.857</text:p>
          </table:table-cell>
          <table:table-cell office:value-type="float" office:value="0.150746928914146" calcext:value-type="float">
            <text:p>0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Precision</text:p>
          </table:table-cell>
          <table:table-cell office:value-type="float" office:value="0.121262525863118" calcext:value-type="float">
            <text:p>0.121</text:p>
          </table:table-cell>
          <table:table-cell office:value-type="float" office:value="0.117844320826922" calcext:value-type="float">
            <text:p>0.118</text:p>
          </table:table-cell>
          <table:table-cell office:value-type="float" office:value="0.102222070983768" calcext:value-type="float">
            <text:p>0.102</text:p>
          </table:table-cell>
          <table:table-cell office:value-type="float" office:value="0.404811215548829" calcext:value-type="float">
            <text:p>0.405</text:p>
          </table:table-cell>
          <table:table-cell office:value-type="float" office:value="0.10704185014141" calcext:value-type="float">
            <text:p>0.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Sensitivity</text:p>
          </table:table-cell>
          <table:table-cell office:value-type="float" office:value="0.995006657789614" calcext:value-type="float">
            <text:p>0.995</text:p>
          </table:table-cell>
          <table:table-cell office:value-type="float" office:value="0.994340878828229" calcext:value-type="float">
            <text:p>0.994</text:p>
          </table:table-cell>
          <table:table-cell office:value-type="float" office:value="1" calcext:value-type="float">
            <text:p>1.000</text:p>
          </table:table-cell>
          <table:table-cell office:value-type="float" office:value="0.845872170439414" calcext:value-type="float">
            <text:p>0.846</text:p>
          </table:table-cell>
          <table:table-cell office:value-type="float" office:value="0.995339547270306" calcext:value-type="float">
            <text:p>0.9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F-measure</text:p>
          </table:table-cell>
          <table:table-cell office:value-type="float" office:value="0.216179076411239" calcext:value-type="float">
            <text:p>0.216</text:p>
          </table:table-cell>
          <table:table-cell office:value-type="float" office:value="0.210715671404889" calcext:value-type="float">
            <text:p>0.211</text:p>
          </table:table-cell>
          <table:table-cell office:value-type="float" office:value="0.185483621993764" calcext:value-type="float">
            <text:p>0.185</text:p>
          </table:table-cell>
          <table:table-cell office:value-type="float" office:value="0.547570304924038" calcext:value-type="float">
            <text:p>0.548</text:p>
          </table:table-cell>
          <table:table-cell office:value-type="float" office:value="0.193296053269548" calcext:value-type="float">
            <text:p>0.1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Precision</text:p>
          </table:table-cell>
          <table:table-cell office:value-type="float" office:value="0.996834107218236" calcext:value-type="float">
            <text:p>0.997</text:p>
          </table:table-cell>
          <table:table-cell office:value-type="float" office:value="0.995792079207921" calcext:value-type="float">
            <text:p>0.996</text:p>
          </table:table-cell>
          <table:table-cell office:value-type="string" calcext:value-type="string">
            <text:p>#DIV/0!</text:p>
          </table:table-cell>
          <table:table-cell office:value-type="float" office:value="0.979965382951103" calcext:value-type="float">
            <text:p>0.980</text:p>
          </table:table-cell>
          <table:table-cell office:value-type="float" office:value="0.990371389270977" calcext:value-type="float">
            <text:p>0.9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Sensitivity</text:p>
          </table:table-cell>
          <table:table-cell office:value-type="float" office:value="0.179016791115491" calcext:value-type="float">
            <text:p>0.179</text:p>
          </table:table-cell>
          <table:table-cell office:value-type="float" office:value="0.15248455444794" calcext:value-type="float">
            <text:p>0.152</text:p>
          </table:table-cell>
          <table:table-cell office:value-type="float" office:value="0" calcext:value-type="float">
            <text:p>0.000</text:p>
          </table:table-cell>
          <table:table-cell office:value-type="float" office:value="0.858393662585756" calcext:value-type="float">
            <text:p>0.858</text:p>
          </table:table-cell>
          <table:table-cell office:value-type="float" office:value="0.0545806011446765" calcext:value-type="float">
            <text:p>0.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F-measure</text:p>
          </table:table-cell>
          <table:table-cell office:value-type="float" office:value="0.303524950997719" calcext:value-type="float">
            <text:p>0.304</text:p>
          </table:table-cell>
          <table:table-cell office:value-type="float" office:value="0.264470959471452" calcext:value-type="float">
            <text:p>0.264</text:p>
          </table:table-cell>
          <table:table-cell office:value-type="string" calcext:value-type="string">
            <text:p>#DIV/0!</text:p>
          </table:table-cell>
          <table:table-cell office:value-type="float" office:value="0.915159719556301" calcext:value-type="float">
            <text:p>0.915</text:p>
          </table:table-cell>
          <table:table-cell office:value-type="float" office:value="0.103459424506951" calcext:value-type="float">
            <text:p>0.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5:20:30.133735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2:10:46.580474664</meta:creation-date>
    <dc:date>2016-11-23T15:45:34.467658017</dc:date>
    <meta:editing-duration>PT48M14S</meta:editing-duration>
    <meta:editing-cycles>9</meta:editing-cycles>
    <meta:generator>LibreOffice/5.1.4.2$Linux_X86_64 LibreOffice_project/10m0$Build-2</meta:generator>
    <meta:document-statistic meta:table-count="1" meta:cell-count="1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205cm" style:legend-expansion="high" chart:style-name="ch2"/>
        <chart:plot-area chart:style-name="ch3" table:cell-range-address="Sheet1.C4:Sheet1.H14" chart:data-source-has-labels="both" svg:x="0.32cm" svg:y="0.18cm" svg:width="12.912cm" svg:height="8.64cm">
          <chartooo:coordinate-region svg:x="1.538cm" svg:y="0.18cm" svg:width="11.694cm" svg:height="5.347cm"/>
          <chart:axis chart:dimension="x" chart:name="primary-x" chart:style-name="ch4" chartooo:axis-type="auto">
            <chartooo:date-scale/>
            <chart:categories table:cell-range-address="Sheet1.C5:Sheet1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:Sheet1.D14" chart:label-cell-address="Sheet1.D4:Sheet1.D4" chart:class="chart:bar">
            <chart:data-point chart:repeated="10"/>
          </chart:series>
          <chart:series chart:style-name="ch8" chart:values-cell-range-address="Sheet1.E5:Sheet1.E14" chart:label-cell-address="Sheet1.E4:Sheet1.E4" chart:class="chart:bar">
            <chart:data-point chart:repeated="10"/>
          </chart:series>
          <chart:series chart:style-name="ch9" chart:values-cell-range-address="Sheet1.F5:Sheet1.F14" chart:label-cell-address="Sheet1.F4:Sheet1.F4" chart:class="chart:bar">
            <chart:data-point chart:repeated="10"/>
          </chart:series>
          <chart:series chart:style-name="ch10" chart:values-cell-range-address="Sheet1.G5:Sheet1.G14" chart:label-cell-address="Sheet1.G4:Sheet1.G4" chart:class="chart:bar">
            <chart:data-point chart:repeated="10"/>
          </chart:series>
          <chart:series chart:style-name="ch11" chart:values-cell-range-address="Sheet1.H5:Sheet1.H14" chart:label-cell-address="Sheet1.H4:Sheet1.H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</text:p>
                <draw:g>
                  <svg:desc>Sheet1.D4:Sheet1.D4</svg:desc>
                </draw:g>
              </table:table-cell>
              <table:table-cell office:value-type="string">
                <text:p>RF</text:p>
                <draw:g>
                  <svg:desc>Sheet1.E4:Sheet1.E4</svg:desc>
                </draw:g>
              </table:table-cell>
              <table:table-cell office:value-type="string">
                <text:p>kNN</text:p>
                <draw:g>
                  <svg:desc>Sheet1.F4:Sheet1.F4</svg:desc>
                </draw:g>
              </table:table-cell>
              <table:table-cell office:value-type="string">
                <text:p>Polynomial</text:p>
                <draw:g>
                  <svg:desc>Sheet1.G4:Sheet1.G4</svg:desc>
                </draw:g>
              </table:table-cell>
              <table:table-cell office:value-type="string">
                <text:p>Logistic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ict Accuracy</text:p>
                <draw:g>
                  <svg:desc>Sheet1.C5:Sheet1.C14</svg:desc>
                </draw:g>
              </table:table-cell>
              <table:table-cell office:value-type="float" office:value="0.14087861979787">
                <text:p>0.14087861979787</text:p>
                <draw:g>
                  <svg:desc>Sheet1.D5:Sheet1.D14</svg:desc>
                </draw:g>
              </table:table-cell>
              <table:table-cell office:value-type="float" office:value="0.178820566917344">
                <text:p>0.178820566917344</text:p>
                <draw:g>
                  <svg:desc>Sheet1.E5:Sheet1.E14</svg:desc>
                </draw:g>
              </table:table-cell>
              <table:table-cell office:value-type="float" office:value="0.0828257392724674">
                <text:p>0.0828257392724674</text:p>
                <draw:g>
                  <svg:desc>Sheet1.F5:Sheet1.F14</svg:desc>
                </draw:g>
              </table:table-cell>
              <table:table-cell office:value-type="float" office:value="0.0641099806036683">
                <text:p>0.0641099806036683</text:p>
                <draw:g>
                  <svg:desc>Sheet1.G5:Sheet1.G14</svg:desc>
                </draw:g>
              </table:table-cell>
              <table:table-cell office:value-type="float" office:value="0.114914758226427">
                <text:p>0.114914758226427</text:p>
                <draw:g>
                  <svg:desc>Sheet1.H5:Sheet1.H14</svg:desc>
                </draw:g>
              </table:table-cell>
            </table:table-row>
            <table:table-row>
              <table:table-cell office:value-type="string">
                <text:p>Fine Accuracy</text:p>
              </table:table-cell>
              <table:table-cell office:value-type="float" office:value="0.909182305630027">
                <text:p>0.909182305630027</text:p>
              </table:table-cell>
              <table:table-cell office:value-type="float" office:value="0.893903671269788">
                <text:p>0.893903671269788</text:p>
              </table:table-cell>
              <table:table-cell office:value-type="float" office:value="0.806924101198402">
                <text:p>0.806924101198402</text:p>
              </table:table-cell>
              <table:table-cell office:value-type="float" office:value="0.602068045363576">
                <text:p>0.602068045363576</text:p>
              </table:table-cell>
              <table:table-cell office:value-type="float" office:value="0.738586405140345">
                <text:p>0.738586405140345</text:p>
              </table:table-cell>
            </table:table-row>
            <table:table-row>
              <table:table-cell office:value-type="string">
                <text:p>Strict Native Sensitivity</text:p>
              </table:table-cell>
              <table:table-cell office:value-type="float" office:value="0.903129161118509">
                <text:p>0.903129161118509</text:p>
              </table:table-cell>
              <table:table-cell office:value-type="float" office:value="0.883488681757656">
                <text:p>0.883488681757656</text:p>
              </table:table-cell>
              <table:table-cell office:value-type="float" office:value="0.806924101198402">
                <text:p>0.806924101198402</text:p>
              </table:table-cell>
              <table:table-cell office:value-type="float" office:value="0.6008655126498">
                <text:p>0.6008655126498</text:p>
              </table:table-cell>
              <table:table-cell office:value-type="float" office:value="0.727030625832224">
                <text:p>0.727030625832224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150100384523769">
                <text:p>0.150100384523769</text:p>
              </table:table-cell>
              <table:table-cell office:value-type="float" office:value="0.189539592336748">
                <text:p>0.189539592336748</text:p>
              </table:table-cell>
              <table:table-cell office:value-type="float" office:value="0.102562357505019">
                <text:p>0.102562357505019</text:p>
              </table:table-cell>
              <table:table-cell office:value-type="float" office:value="0.1047061625889">
                <text:p>0.1047061625889</text:p>
              </table:table-cell>
              <table:table-cell office:value-type="float" office:value="0.141218906319121">
                <text:p>0.141218906319121</text:p>
              </table:table-cell>
            </table:table-row>
            <table:table-row>
              <table:table-cell office:value-type="string">
                <text:p>Native Precision</text:p>
              </table:table-cell>
              <table:table-cell office:value-type="float" office:value="0.106800286327845">
                <text:p>0.106800286327845</text:p>
              </table:table-cell>
              <table:table-cell office:value-type="float" office:value="0.110986505177377">
                <text:p>0.110986505177377</text:p>
              </table:table-cell>
              <table:table-cell office:value-type="float" office:value="0.102256867617524">
                <text:p>0.102256867617524</text:p>
              </table:table-cell>
              <table:table-cell office:value-type="float" office:value="0.10231383523309">
                <text:p>0.10231383523309</text:p>
              </table:table-cell>
              <table:table-cell office:value-type="float" office:value="0.105055600952144">
                <text:p>0.105055600952144</text:p>
              </table:table-cell>
            </table:table-row>
            <table:table-row>
              <table:table-cell office:value-type="string">
                <text:p>Native Sensitivity</text:p>
              </table:table-cell>
              <table:table-cell office:value-type="float" office:value="0.993342210386152">
                <text:p>0.993342210386152</text:p>
              </table:table-cell>
              <table:table-cell office:value-type="float" office:value="0.988348868175766">
                <text:p>0.988348868175766</text:p>
              </table:table-cell>
              <table:table-cell office:value-type="float" office:value="1">
                <text:p>1</text:p>
              </table:table-cell>
              <table:table-cell office:value-type="float" office:value="0.998002663115845">
                <text:p>0.998002663115845</text:p>
              </table:table-cell>
              <table:table-cell office:value-type="float" office:value="0.984354194407457">
                <text:p>0.984354194407457</text:p>
              </table:table-cell>
            </table:table-row>
            <table:table-row>
              <table:table-cell office:value-type="string">
                <text:p>Native F-measure</text:p>
              </table:table-cell>
              <table:table-cell office:value-type="float" office:value="0.192864529472596">
                <text:p>0.192864529472596</text:p>
              </table:table-cell>
              <table:table-cell office:value-type="float" office:value="0.199563098638884">
                <text:p>0.199563098638884</text:p>
              </table:table-cell>
              <table:table-cell office:value-type="float" office:value="0.185540903616318">
                <text:p>0.185540903616318</text:p>
              </table:table-cell>
              <table:table-cell office:value-type="float" office:value="0.185600198105615">
                <text:p>0.185600198105615</text:p>
              </table:table-cell>
              <table:table-cell office:value-type="float" office:value="0.189849443035537">
                <text:p>0.189849443035537</text:p>
              </table:table-cell>
            </table:table-row>
            <table:table-row>
              <table:table-cell office:value-type="string">
                <text:p>Foreign Precision</text:p>
              </table:table-cell>
              <table:table-cell office:value-type="float" office:value="0.986178299930891">
                <text:p>0.986178299930891</text:p>
              </table:table-cell>
              <table:table-cell office:value-type="float" office:value="0.986722306525038">
                <text:p>0.986722306525038</text:p>
              </table:table-cell>
              <table:table-cell office:value-type="float" office:value="1">
                <text:p>1</text:p>
              </table:table-cell>
              <table:table-cell office:value-type="float" office:value="0.929411764705882">
                <text:p>0.929411764705882</text:p>
              </table:table-cell>
              <table:table-cell office:value-type="float" office:value="0.962096774193548">
                <text:p>0.962096774193548</text:p>
              </table:table-cell>
            </table:table-row>
            <table:table-row>
              <table:table-cell office:value-type="string">
                <text:p>Foreign Sensitivity</text:p>
              </table:table-cell>
              <table:table-cell office:value-type="float" office:value="0.0540878596065648">
                <text:p>0.0540878596065648</text:p>
              </table:table-cell>
              <table:table-cell office:value-type="float" office:value="0.0985862108175719">
                <text:p>0.0985862108175719</text:p>
              </table:table-cell>
              <table:table-cell office:value-type="float" office:value="0.000379031952393587">
                <text:p>0.000379031952393587</text:p>
              </table:table-cell>
              <table:table-cell office:value-type="float" office:value="0.00299435242390934">
                <text:p>0.00299435242390934</text:p>
              </table:table-cell>
              <table:table-cell office:value-type="float" office:value="0.0452185119205549">
                <text:p>0.0452185119205549</text:p>
              </table:table-cell>
            </table:table-row>
            <table:table-row>
              <table:table-cell office:value-type="string">
                <text:p>Foreign F-measure</text:p>
              </table:table-cell>
              <table:table-cell office:value-type="float" office:value="0.102551203736974">
                <text:p>0.102551203736974</text:p>
              </table:table-cell>
              <table:table-cell office:value-type="float" office:value="0.179261862917399">
                <text:p>0.179261862917399</text:p>
              </table:table-cell>
              <table:table-cell office:value-type="float" office:value="0.000757776683211458">
                <text:p>0.000757776683211458</text:p>
              </table:table-cell>
              <table:table-cell office:value-type="float" office:value="0.00596947257065135">
                <text:p>0.00596947257065135</text:p>
              </table:table-cell>
              <table:table-cell office:value-type="float" office:value="0.0863772942837491">
                <text:p>0.0863772942837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205cm" style:legend-expansion="high" chart:style-name="ch2"/>
        <chart:plot-area chart:style-name="ch3" table:cell-range-address="Sheet1.C17:Sheet1.H27" chart:data-source-has-labels="both" svg:x="0.32cm" svg:y="0.18cm" svg:width="12.912cm" svg:height="8.64cm">
          <chartooo:coordinate-region svg:x="1.538cm" svg:y="0.18cm" svg:width="11.694cm" svg:height="5.347cm"/>
          <chart:axis chart:dimension="x" chart:name="primary-x" chart:style-name="ch4" chartooo:axis-type="auto">
            <chartooo:date-scale/>
            <chart:categories table:cell-range-address="Sheet1.C18:Sheet1.C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8:Sheet1.D27" chart:label-cell-address="Sheet1.D17:Sheet1.D17" chart:class="chart:bar">
            <chart:data-point chart:repeated="10"/>
          </chart:series>
          <chart:series chart:style-name="ch8" chart:values-cell-range-address="Sheet1.E18:Sheet1.E27" chart:label-cell-address="Sheet1.E17:Sheet1.E17" chart:class="chart:bar">
            <chart:data-point chart:repeated="10"/>
          </chart:series>
          <chart:series chart:style-name="ch9" chart:values-cell-range-address="Sheet1.F18:Sheet1.F27" chart:label-cell-address="Sheet1.F17:Sheet1.F17" chart:class="chart:bar">
            <chart:data-point chart:repeated="10"/>
          </chart:series>
          <chart:series chart:style-name="ch10" chart:values-cell-range-address="Sheet1.G18:Sheet1.G27" chart:label-cell-address="Sheet1.G17:Sheet1.G17" chart:class="chart:bar">
            <chart:data-point chart:repeated="10"/>
          </chart:series>
          <chart:series chart:style-name="ch11" chart:values-cell-range-address="Sheet1.H18:Sheet1.H27" chart:label-cell-address="Sheet1.H17:Sheet1.H1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</text:p>
                <draw:g>
                  <svg:desc>Sheet1.D17:Sheet1.D17</svg:desc>
                </draw:g>
              </table:table-cell>
              <table:table-cell office:value-type="string">
                <text:p>RF</text:p>
                <draw:g>
                  <svg:desc>Sheet1.E17:Sheet1.E17</svg:desc>
                </draw:g>
              </table:table-cell>
              <table:table-cell office:value-type="string">
                <text:p>kNN</text:p>
                <draw:g>
                  <svg:desc>Sheet1.F17:Sheet1.F17</svg:desc>
                </draw:g>
              </table:table-cell>
              <table:table-cell office:value-type="string">
                <text:p>Polynomial</text:p>
                <draw:g>
                  <svg:desc>Sheet1.G17:Sheet1.G17</svg:desc>
                </draw:g>
              </table:table-cell>
              <table:table-cell office:value-type="string">
                <text:p>Logistic</text:p>
                <draw:g>
                  <svg:desc>Sheet1.H17:Sheet1.H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ict Accuracy</text:p>
                <draw:g>
                  <svg:desc>Sheet1.C18:Sheet1.C27</svg:desc>
                </draw:g>
              </table:table-cell>
              <table:table-cell office:value-type="float" office:value="0.73716269098581">
                <text:p>0.73716269098581</text:p>
                <draw:g>
                  <svg:desc>Sheet1.D18:Sheet1.D27</svg:desc>
                </draw:g>
              </table:table-cell>
              <table:table-cell office:value-type="float" office:value="0.781059652227175">
                <text:p>0.781059652227175</text:p>
                <draw:g>
                  <svg:desc>Sheet1.E18:Sheet1.E27</svg:desc>
                </draw:g>
              </table:table-cell>
              <table:table-cell office:value-type="float" office:value="0.897777929016232">
                <text:p>0.897777929016232</text:p>
                <draw:g>
                  <svg:desc>Sheet1.F18:Sheet1.F27</svg:desc>
                </draw:g>
              </table:table-cell>
              <table:table-cell office:value-type="float" office:value="0.718617075577636">
                <text:p>0.718617075577636</text:p>
                <draw:g>
                  <svg:desc>Sheet1.G18:Sheet1.G27</svg:desc>
                </draw:g>
              </table:table-cell>
              <table:table-cell office:value-type="float" office:value="0.820532888692279">
                <text:p>0.820532888692279</text:p>
                <draw:g>
                  <svg:desc>Sheet1.H18:Sheet1.H27</svg:desc>
                </draw:g>
              </table:table-cell>
            </table:table-row>
            <table:table-row>
              <table:table-cell office:value-type="string">
                <text:p>Fine Accuracy</text:p>
              </table:table-cell>
              <table:table-cell office:value-type="float" office:value="0.970198675496689">
                <text:p>0.970198675496689</text:p>
              </table:table-cell>
              <table:table-cell office:value-type="float" office:value="0.963934426229508">
                <text:p>0.963934426229508</text:p>
              </table:table-cell>
              <table:table-cell office:value-type="float" office:value="NaN">
                <text:p>NaN</text:p>
              </table:table-cell>
              <table:table-cell office:value-type="float" office:value="0.969934640522876">
                <text:p>0.969934640522876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Strict Native Sensitivity</text:p>
              </table:table-cell>
              <table:table-cell office:value-type="float" office:value="0.0975366178428762">
                <text:p>0.0975366178428762</text:p>
              </table:table-cell>
              <table:table-cell office:value-type="float" office:value="0.0978695073235686">
                <text:p>0.0978695073235686</text:p>
              </table:table-cell>
              <table:table-cell office:value-type="float" office:value="0">
                <text:p>0</text:p>
              </table:table-cell>
              <table:table-cell office:value-type="float" office:value="0.494007989347537">
                <text:p>0.494007989347537</text:p>
              </table:table-cell>
              <table:table-cell office:value-type="float" office:value="0.0299600532623169">
                <text:p>0.0299600532623169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737468948854936">
                <text:p>0.737468948854936</text:p>
              </table:table-cell>
              <table:table-cell office:value-type="float" office:value="0.781433967400551">
                <text:p>0.781433967400551</text:p>
              </table:table-cell>
              <table:table-cell office:value-type="float" office:value="0.897777929016232">
                <text:p>0.897777929016232</text:p>
              </table:table-cell>
              <table:table-cell office:value-type="float" office:value="0.72018239357539">
                <text:p>0.72018239357539</text:p>
              </table:table-cell>
              <table:table-cell office:value-type="float" office:value="0.82094123251778">
                <text:p>0.82094123251778</text:p>
              </table:table-cell>
            </table:table-row>
            <table:table-row>
              <table:table-cell office:value-type="string">
                <text:p>Native Precision</text:p>
              </table:table-cell>
              <table:table-cell office:value-type="float" office:value="0.0568203198494826">
                <text:p>0.0568203198494826</text:p>
              </table:table-cell>
              <table:table-cell office:value-type="float" office:value="0.0757011665425664">
                <text:p>0.0757011665425664</text:p>
              </table:table-cell>
              <table:table-cell office:value-type="float" office:value="NaN">
                <text:p>NaN</text:p>
              </table:table-cell>
              <table:table-cell office:value-type="float" office:value="0.184804928131417">
                <text:p>0.184804928131417</text:p>
              </table:table-cell>
              <table:table-cell office:value-type="float" office:value="0.041429731925264">
                <text:p>0.041429731925264</text:p>
              </table:table-cell>
            </table:table-row>
            <table:table-row>
              <table:table-cell office:value-type="string">
                <text:p>Native Sensitivity</text:p>
              </table:table-cell>
              <table:table-cell office:value-type="float" office:value="0.100532623169108">
                <text:p>0.100532623169108</text:p>
              </table:table-cell>
              <table:table-cell office:value-type="float" office:value="0.101531291611185">
                <text:p>0.101531291611185</text:p>
              </table:table-cell>
              <table:table-cell office:value-type="float" office:value="0">
                <text:p>0</text:p>
              </table:table-cell>
              <table:table-cell office:value-type="float" office:value="0.509320905459387">
                <text:p>0.509320905459387</text:p>
              </table:table-cell>
              <table:table-cell office:value-type="float" office:value="0.0339547270306258">
                <text:p>0.0339547270306258</text:p>
              </table:table-cell>
            </table:table-row>
            <table:table-row>
              <table:table-cell office:value-type="string">
                <text:p>Native F-measure</text:p>
              </table:table-cell>
              <table:table-cell office:value-type="float" office:value="0.0726048803942782">
                <text:p>0.0726048803942782</text:p>
              </table:table-cell>
              <table:table-cell office:value-type="float" office:value="0.086733968434523">
                <text:p>0.086733968434523</text:p>
              </table:table-cell>
              <table:table-cell office:value-type="float" office:value="NaN">
                <text:p>NaN</text:p>
              </table:table-cell>
              <table:table-cell office:value-type="float" office:value="0.271204466897102">
                <text:p>0.271204466897102</text:p>
              </table:table-cell>
              <table:table-cell office:value-type="float" office:value="0.0373216245883644">
                <text:p>0.0373216245883644</text:p>
              </table:table-cell>
            </table:table-row>
            <table:table-row>
              <table:table-cell office:value-type="string">
                <text:p>Foreign Precision</text:p>
              </table:table-cell>
              <table:table-cell office:value-type="float" office:value="0.887753406447325">
                <text:p>0.887753406447325</text:p>
              </table:table-cell>
              <table:table-cell office:value-type="float" office:value="0.893564161211452">
                <text:p>0.893564161211452</text:p>
              </table:table-cell>
              <table:table-cell office:value-type="float" office:value="0.897777929016232">
                <text:p>0.897777929016232</text:p>
              </table:table-cell>
              <table:table-cell office:value-type="float" office:value="0.93016865643358">
                <text:p>0.93016865643358</text:p>
              </table:table-cell>
              <table:table-cell office:value-type="float" office:value="0.8922191272052">
                <text:p>0.8922191272052</text:p>
              </table:table-cell>
            </table:table-row>
            <table:table-row>
              <table:table-cell office:value-type="string">
                <text:p>Foreign Sensitivity</text:p>
              </table:table-cell>
              <table:table-cell office:value-type="float" office:value="0.809991282265095">
                <text:p>0.809991282265095</text:p>
              </table:table-cell>
              <table:table-cell office:value-type="float" office:value="0.858848500928628">
                <text:p>0.858848500928628</text:p>
              </table:table-cell>
              <table:table-cell office:value-type="float" office:value="1">
                <text:p>1</text:p>
              </table:table-cell>
              <table:table-cell office:value-type="float" office:value="0.744191335329568">
                <text:p>0.744191335329568</text:p>
              </table:table-cell>
              <table:table-cell office:value-type="float" office:value="0.910548459235113">
                <text:p>0.910548459235113</text:p>
              </table:table-cell>
            </table:table-row>
            <table:table-row>
              <table:table-cell office:value-type="string">
                <text:p>Foreign F-measure</text:p>
              </table:table-cell>
              <table:table-cell office:value-type="float" office:value="0.847091467644436">
                <text:p>0.847091467644436</text:p>
              </table:table-cell>
              <table:table-cell office:value-type="float" office:value="0.87586246883516">
                <text:p>0.87586246883516</text:p>
              </table:table-cell>
              <table:table-cell office:value-type="float" office:value="0.946135915366685">
                <text:p>0.946135915366685</text:p>
              </table:table-cell>
              <table:table-cell office:value-type="float" office:value="0.826851403423807">
                <text:p>0.826851403423807</text:p>
              </table:table-cell>
              <table:table-cell office:value-type="float" office:value="0.901290613041195">
                <text:p>0.901290613041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205cm" style:legend-expansion="high" chart:style-name="ch2"/>
        <chart:plot-area chart:style-name="ch3" table:cell-range-address="Sheet1.C30:Sheet1.H40" chart:data-source-has-labels="both" svg:x="0.32cm" svg:y="0.18cm" svg:width="12.912cm" svg:height="8.64cm">
          <chartooo:coordinate-region svg:x="1.538cm" svg:y="0.18cm" svg:width="11.694cm" svg:height="5.347cm"/>
          <chart:axis chart:dimension="x" chart:name="primary-x" chart:style-name="ch4" chartooo:axis-type="auto">
            <chartooo:date-scale/>
            <chart:categories table:cell-range-address="Sheet1.C31:Sheet1.C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1:Sheet1.D40" chart:label-cell-address="Sheet1.D30:Sheet1.D30" chart:class="chart:bar">
            <chart:data-point chart:repeated="10"/>
          </chart:series>
          <chart:series chart:style-name="ch8" chart:values-cell-range-address="Sheet1.E31:Sheet1.E40" chart:label-cell-address="Sheet1.E30:Sheet1.E30" chart:class="chart:bar">
            <chart:data-point chart:repeated="10"/>
          </chart:series>
          <chart:series chart:style-name="ch9" chart:values-cell-range-address="Sheet1.F31:Sheet1.F40" chart:label-cell-address="Sheet1.F30:Sheet1.F30" chart:class="chart:bar">
            <chart:data-point chart:repeated="10"/>
          </chart:series>
          <chart:series chart:style-name="ch10" chart:values-cell-range-address="Sheet1.G31:Sheet1.G40" chart:label-cell-address="Sheet1.G30:Sheet1.G30" chart:class="chart:bar">
            <chart:data-point chart:repeated="10"/>
          </chart:series>
          <chart:series chart:style-name="ch11" chart:values-cell-range-address="Sheet1.H31:Sheet1.H40" chart:label-cell-address="Sheet1.H30:Sheet1.H30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</text:p>
                <draw:g>
                  <svg:desc>Sheet1.D30:Sheet1.D30</svg:desc>
                </draw:g>
              </table:table-cell>
              <table:table-cell office:value-type="string">
                <text:p>RF</text:p>
                <draw:g>
                  <svg:desc>Sheet1.E30:Sheet1.E30</svg:desc>
                </draw:g>
              </table:table-cell>
              <table:table-cell office:value-type="string">
                <text:p>kNN</text:p>
                <draw:g>
                  <svg:desc>Sheet1.F30:Sheet1.F30</svg:desc>
                </draw:g>
              </table:table-cell>
              <table:table-cell office:value-type="string">
                <text:p>Polynomial</text:p>
                <draw:g>
                  <svg:desc>Sheet1.G30:Sheet1.G30</svg:desc>
                </draw:g>
              </table:table-cell>
              <table:table-cell office:value-type="string">
                <text:p>Logistic</text:p>
                <draw:g>
                  <svg:desc>Sheet1.H30:Sheet1.H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ict Accuracy</text:p>
                <draw:g>
                  <svg:desc>Sheet1.C31:Sheet1.C40</svg:desc>
                </draw:g>
              </table:table-cell>
              <table:table-cell office:value-type="float" office:value="0.259298329193181">
                <text:p>0.259298329193181</text:p>
                <draw:g>
                  <svg:desc>Sheet1.D31:Sheet1.D40</svg:desc>
                </draw:g>
              </table:table-cell>
              <table:table-cell office:value-type="float" office:value="0.233981012012114">
                <text:p>0.233981012012114</text:p>
                <draw:g>
                  <svg:desc>Sheet1.E31:Sheet1.E40</svg:desc>
                </draw:g>
              </table:table-cell>
              <table:table-cell office:value-type="float" office:value="0.0947017388641236">
                <text:p>0.0947017388641236</text:p>
                <draw:g>
                  <svg:desc>Sheet1.F31:Sheet1.F40</svg:desc>
                </draw:g>
              </table:table-cell>
              <table:table-cell office:value-type="float" office:value="0.853574709905741">
                <text:p>0.853574709905741</text:p>
                <draw:g>
                  <svg:desc>Sheet1.G31:Sheet1.G40</svg:desc>
                </draw:g>
              </table:table-cell>
              <table:table-cell office:value-type="float" office:value="0.143124510838126">
                <text:p>0.143124510838126</text:p>
                <draw:g>
                  <svg:desc>Sheet1.H31:Sheet1.H40</svg:desc>
                </draw:g>
              </table:table-cell>
            </table:table-row>
            <table:table-row>
              <table:table-cell office:value-type="string">
                <text:p>Fine Accuracy</text:p>
              </table:table-cell>
              <table:table-cell office:value-type="float" office:value="0.969220475075276">
                <text:p>0.969220475075276</text:p>
              </table:table-cell>
              <table:table-cell office:value-type="float" office:value="0.955138935386676">
                <text:p>0.955138935386676</text:p>
              </table:table-cell>
              <table:table-cell office:value-type="float" office:value="0.926431424766977">
                <text:p>0.926431424766977</text:p>
              </table:table-cell>
              <table:table-cell office:value-type="float" office:value="0.959071231798504">
                <text:p>0.959071231798504</text:p>
              </table:table-cell>
              <table:table-cell office:value-type="float" office:value="0.925083612040134">
                <text:p>0.925083612040134</text:p>
              </table:table-cell>
            </table:table-row>
            <table:table-row>
              <table:table-cell office:value-type="string">
                <text:p>Strict Native Sensitivity</text:p>
              </table:table-cell>
              <table:table-cell office:value-type="float" office:value="0.964380825565912">
                <text:p>0.964380825565912</text:p>
              </table:table-cell>
              <table:table-cell office:value-type="float" office:value="0.949733688415446">
                <text:p>0.949733688415446</text:p>
              </table:table-cell>
              <table:table-cell office:value-type="float" office:value="0.926431424766977">
                <text:p>0.926431424766977</text:p>
              </table:table-cell>
              <table:table-cell office:value-type="float" office:value="0.811251664447403">
                <text:p>0.811251664447403</text:p>
              </table:table-cell>
              <table:table-cell office:value-type="float" office:value="0.920772303595206">
                <text:p>0.920772303595206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262428965188689">
                <text:p>0.262428965188689</text:p>
              </table:table-cell>
              <table:table-cell office:value-type="float" office:value="0.238540851396876">
                <text:p>0.238540851396876</text:p>
              </table:table-cell>
              <table:table-cell office:value-type="float" office:value="0.102222070983768">
                <text:p>0.102222070983768</text:p>
              </table:table-cell>
              <table:table-cell office:value-type="float" office:value="0.85711368972675">
                <text:p>0.85711368972675</text:p>
              </table:table-cell>
              <table:table-cell office:value-type="float" office:value="0.150746928914146">
                <text:p>0.150746928914146</text:p>
              </table:table-cell>
            </table:table-row>
            <table:table-row>
              <table:table-cell office:value-type="string">
                <text:p>Native Precision</text:p>
              </table:table-cell>
              <table:table-cell office:value-type="float" office:value="0.121262525863118">
                <text:p>0.121262525863118</text:p>
              </table:table-cell>
              <table:table-cell office:value-type="float" office:value="0.117844320826922">
                <text:p>0.117844320826922</text:p>
              </table:table-cell>
              <table:table-cell office:value-type="float" office:value="0.102222070983768">
                <text:p>0.102222070983768</text:p>
              </table:table-cell>
              <table:table-cell office:value-type="float" office:value="0.404811215548829">
                <text:p>0.404811215548829</text:p>
              </table:table-cell>
              <table:table-cell office:value-type="float" office:value="0.10704185014141">
                <text:p>0.10704185014141</text:p>
              </table:table-cell>
            </table:table-row>
            <table:table-row>
              <table:table-cell office:value-type="string">
                <text:p>Native Sensitivity</text:p>
              </table:table-cell>
              <table:table-cell office:value-type="float" office:value="0.995006657789614">
                <text:p>0.995006657789614</text:p>
              </table:table-cell>
              <table:table-cell office:value-type="float" office:value="0.994340878828229">
                <text:p>0.994340878828229</text:p>
              </table:table-cell>
              <table:table-cell office:value-type="float" office:value="1">
                <text:p>1</text:p>
              </table:table-cell>
              <table:table-cell office:value-type="float" office:value="0.845872170439414">
                <text:p>0.845872170439414</text:p>
              </table:table-cell>
              <table:table-cell office:value-type="float" office:value="0.995339547270306">
                <text:p>0.995339547270306</text:p>
              </table:table-cell>
            </table:table-row>
            <table:table-row>
              <table:table-cell office:value-type="string">
                <text:p>Native F-measure</text:p>
              </table:table-cell>
              <table:table-cell office:value-type="float" office:value="0.216179076411239">
                <text:p>0.216179076411239</text:p>
              </table:table-cell>
              <table:table-cell office:value-type="float" office:value="0.210715671404889">
                <text:p>0.210715671404889</text:p>
              </table:table-cell>
              <table:table-cell office:value-type="float" office:value="0.185483621993764">
                <text:p>0.185483621993764</text:p>
              </table:table-cell>
              <table:table-cell office:value-type="float" office:value="0.547570304924038">
                <text:p>0.547570304924038</text:p>
              </table:table-cell>
              <table:table-cell office:value-type="float" office:value="0.193296053269548">
                <text:p>0.193296053269548</text:p>
              </table:table-cell>
            </table:table-row>
            <table:table-row>
              <table:table-cell office:value-type="string">
                <text:p>Foreign Precision</text:p>
              </table:table-cell>
              <table:table-cell office:value-type="float" office:value="0.996834107218236">
                <text:p>0.996834107218236</text:p>
              </table:table-cell>
              <table:table-cell office:value-type="float" office:value="0.995792079207921">
                <text:p>0.995792079207921</text:p>
              </table:table-cell>
              <table:table-cell office:value-type="float" office:value="NaN">
                <text:p>NaN</text:p>
              </table:table-cell>
              <table:table-cell office:value-type="float" office:value="0.979965382951103">
                <text:p>0.979965382951103</text:p>
              </table:table-cell>
              <table:table-cell office:value-type="float" office:value="0.990371389270977">
                <text:p>0.990371389270977</text:p>
              </table:table-cell>
            </table:table-row>
            <table:table-row>
              <table:table-cell office:value-type="string">
                <text:p>Foreign Sensitivity</text:p>
              </table:table-cell>
              <table:table-cell office:value-type="float" office:value="0.179016791115491">
                <text:p>0.179016791115491</text:p>
              </table:table-cell>
              <table:table-cell office:value-type="float" office:value="0.15248455444794">
                <text:p>0.15248455444794</text:p>
              </table:table-cell>
              <table:table-cell office:value-type="float" office:value="0">
                <text:p>0</text:p>
              </table:table-cell>
              <table:table-cell office:value-type="float" office:value="0.858393662585756">
                <text:p>0.858393662585756</text:p>
              </table:table-cell>
              <table:table-cell office:value-type="float" office:value="0.0545806011446765">
                <text:p>0.0545806011446765</text:p>
              </table:table-cell>
            </table:table-row>
            <table:table-row>
              <table:table-cell office:value-type="string">
                <text:p>Foreign F-measure</text:p>
              </table:table-cell>
              <table:table-cell office:value-type="float" office:value="0.303524950997719">
                <text:p>0.303524950997719</text:p>
              </table:table-cell>
              <table:table-cell office:value-type="float" office:value="0.264470959471452">
                <text:p>0.264470959471452</text:p>
              </table:table-cell>
              <table:table-cell office:value-type="float" office:value="NaN">
                <text:p>NaN</text:p>
              </table:table-cell>
              <table:table-cell office:value-type="float" office:value="0.915159719556301">
                <text:p>0.915159719556301</text:p>
              </table:table-cell>
              <table:table-cell office:value-type="float" office:value="0.103459424506951">
                <text:p>0.1034594245069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